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291in"/>
    </style:style>
    <style:style style:name="co2" style:family="table-column">
      <style:table-column-properties fo:break-before="auto" style:column-width="5.25in"/>
    </style:style>
    <style:style style:name="co3" style:family="table-column">
      <style:table-column-properties fo:break-before="auto" style:column-width="0.448in"/>
    </style:style>
    <style:style style:name="co4" style:family="table-column">
      <style:table-column-properties fo:break-before="auto" style:column-width="1.5835in"/>
    </style:style>
    <style:style style:name="co5" style:family="table-column">
      <style:table-column-properties fo:break-before="auto" style:column-width="1.8543in"/>
    </style:style>
    <style:style style:name="co6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color="#ff0000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6" table:number-columns-repeated="1017" table:default-cell-style-name="ce3"/>
        <table:table-row table:style-name="ro1">
          <table:table-cell/>
          <table:table-cell table:style-name="ce2" office:value-type="string" calcext:value-type="string">
            <text:p>Title</text:p>
          </table:table-cell>
          <table:table-cell office:value-type="string" calcext:value-type="string">
            <text:p>Rate</text:p>
          </table:table-cell>
          <table:table-cell table:style-name="ce5" office:value-type="string" calcext:value-type="string">
            <text:p>Permaculture</text:p>
          </table:table-cell>
          <table:table-cell table:style-name="ce5" office:value-type="string" calcext:value-type="string">
            <text:p>Japanophile</text:p>
          </table:table-cell>
          <table:table-cell table:style-name="ce5" office:value-type="string" calcext:value-type="string">
            <text:p>Both</text:p>
          </table:table-cell>
          <table:table-cell table:style-name="ce5" office:value-type="string" calcext:value-type="string">
            <text:p>Either</text:p>
          </table:table-cell>
          <table:table-cell table:number-columns-repeated="1017"/>
        </table:table-row>
        <table:table-row table:style-name="ro1">
          <table:table-cell table:formula="of:=IF(([.D2]+[.E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<text:s text:c="2"/>1. The Shawshank Redemption (1994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]+[.E2])&gt;1;1;0)" office:value-type="float" office:value="1" calcext:value-type="float">
            <text:p>1</text:p>
          </table:table-cell>
          <table:table-cell table:formula="of:=IF(([.D2]+[.E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]+[.E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. The Godfather (1972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]+[.E3])&gt;1;1;0)" office:value-type="float" office:value="1" calcext:value-type="float">
            <text:p>1</text:p>
          </table:table-cell>
          <table:table-cell table:formula="of:=IF(([.D3]+[.E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]+[.E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. The Godfather: Part II (1974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]+[.E4])&gt;1;1;0)" office:value-type="float" office:value="1" calcext:value-type="float">
            <text:p>1</text:p>
          </table:table-cell>
          <table:table-cell table:formula="of:=IF(([.D4]+[.E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]+[.E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. The Dark Knight (2008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]+[.E5])&gt;1;1;0)" office:value-type="float" office:value="0" calcext:value-type="float">
            <text:p>0</text:p>
          </table:table-cell>
          <table:table-cell table:formula="of:=IF(([.D5]+[.E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]+[.E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. 12 Angry Men (1957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]+[.E6])&gt;1;1;0)" office:value-type="float" office:value="1" calcext:value-type="float">
            <text:p>1</text:p>
          </table:table-cell>
          <table:table-cell table:formula="of:=IF(([.D6]+[.E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]+[.E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. Schindler's List (199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]+[.E7])&gt;1;1;0)" office:value-type="float" office:value="1" calcext:value-type="float">
            <text:p>1</text:p>
          </table:table-cell>
          <table:table-cell table:formula="of:=IF(([.D7]+[.E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]+[.E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. Pulp Fiction (1994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]+[.E8])&gt;1;1;0)" office:value-type="float" office:value="1" calcext:value-type="float">
            <text:p>1</text:p>
          </table:table-cell>
          <table:table-cell table:formula="of:=IF(([.D8]+[.E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]+[.E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. The Good <text:s/>the Bad and the Ugly (1966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]+[.E9])&gt;1;1;0)" office:value-type="float" office:value="0" calcext:value-type="float">
            <text:p>0</text:p>
          </table:table-cell>
          <table:table-cell table:formula="of:=IF(([.D9]+[.E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]+[.E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. The Lord of the Rings: The Return of the King (200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]+[.E10])&gt;1;1;0)" office:value-type="float" office:value="1" calcext:value-type="float">
            <text:p>1</text:p>
          </table:table-cell>
          <table:table-cell table:formula="of:=IF(([.D10]+[.E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]+[.E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. Fight Club (1999)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]+[.E11])&gt;1;1;0)" office:value-type="float" office:value="0" calcext:value-type="float">
            <text:p>0</text:p>
          </table:table-cell>
          <table:table-cell table:formula="of:=IF(([.D11]+[.E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]+[.E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. The Lord of the Rings: The Fellowship of the Ring (2001)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]+[.E12])&gt;1;1;0)" office:value-type="float" office:value="1" calcext:value-type="float">
            <text:p>1</text:p>
          </table:table-cell>
          <table:table-cell table:formula="of:=IF(([.D12]+[.E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]+[.E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. Star Wars: Episode V - The Empire Strikes Back (198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]+[.E13])&gt;1;1;0)" office:value-type="float" office:value="1" calcext:value-type="float">
            <text:p>1</text:p>
          </table:table-cell>
          <table:table-cell table:formula="of:=IF(([.D13]+[.E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]+[.E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. Forrest Gump (1994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]+[.E14])&gt;1;1;0)" office:value-type="float" office:value="0" calcext:value-type="float">
            <text:p>0</text:p>
          </table:table-cell>
          <table:table-cell table:formula="of:=IF(([.D14]+[.E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]+[.E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. Inception (201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]+[.E15])&gt;1;1;0)" office:value-type="float" office:value="1" calcext:value-type="float">
            <text:p>1</text:p>
          </table:table-cell>
          <table:table-cell table:formula="of:=IF(([.D15]+[.E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]+[.E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. One Flew Over the Cuckoo's Nest (1975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]+[.E16])&gt;1;1;0)" office:value-type="float" office:value="0" calcext:value-type="float">
            <text:p>0</text:p>
          </table:table-cell>
          <table:table-cell table:formula="of:=IF(([.D16]+[.E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]+[.E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. The Lord of the Rings: The Two Towers (2002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]+[.E17])&gt;1;1;0)" office:value-type="float" office:value="1" calcext:value-type="float">
            <text:p>1</text:p>
          </table:table-cell>
          <table:table-cell table:formula="of:=IF(([.D17]+[.E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]+[.E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. Goodfellas (199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]+[.E18])&gt;1;1;0)" office:value-type="float" office:value="1" calcext:value-type="float">
            <text:p>1</text:p>
          </table:table-cell>
          <table:table-cell table:formula="of:=IF(([.D18]+[.E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]+[.E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. The Matrix (1999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]+[.E19])&gt;1;1;0)" office:value-type="float" office:value="1" calcext:value-type="float">
            <text:p>1</text:p>
          </table:table-cell>
          <table:table-cell table:formula="of:=IF(([.D19]+[.E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]+[.E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. Star Wars: Episode IV - A New Hope (1977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]+[.E20])&gt;1;1;0)" office:value-type="float" office:value="1" calcext:value-type="float">
            <text:p>1</text:p>
          </table:table-cell>
          <table:table-cell table:formula="of:=IF(([.D20]+[.E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]+[.E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. Seven Samurai (1954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]+[.E21])&gt;1;1;0)" office:value-type="float" office:value="1" calcext:value-type="float">
            <text:p>1</text:p>
          </table:table-cell>
          <table:table-cell table:formula="of:=IF(([.D21]+[.E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]+[.E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. City of God (2002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]+[.E22])&gt;1;1;0)" office:value-type="float" office:value="0" calcext:value-type="float">
            <text:p>0</text:p>
          </table:table-cell>
          <table:table-cell table:formula="of:=IF(([.D22]+[.E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]+[.E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. Se7en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]+[.E23])&gt;1;1;0)" office:value-type="float" office:value="0" calcext:value-type="float">
            <text:p>0</text:p>
          </table:table-cell>
          <table:table-cell table:formula="of:=IF(([.D23]+[.E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]+[.E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. The Silence of the Lambs (1991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]+[.E24])&gt;1;1;0)" office:value-type="float" office:value="0" calcext:value-type="float">
            <text:p>0</text:p>
          </table:table-cell>
          <table:table-cell table:formula="of:=IF(([.D24]+[.E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5]+[.E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. The Usual Suspects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5]+[.E25])&gt;1;1;0)" office:value-type="float" office:value="0" calcext:value-type="float">
            <text:p>0</text:p>
          </table:table-cell>
          <table:table-cell table:formula="of:=IF(([.D25]+[.E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6]+[.E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5. It's a Wonderful Life (1946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6]+[.E26])&gt;1;1;0)" office:value-type="float" office:value="1" calcext:value-type="float">
            <text:p>1</text:p>
          </table:table-cell>
          <table:table-cell table:formula="of:=IF(([.D26]+[.E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7]+[.E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6. Life Is Beautiful (1997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7]+[.E27])&gt;1;1;0)" office:value-type="float" office:value="1" calcext:value-type="float">
            <text:p>1</text:p>
          </table:table-cell>
          <table:table-cell table:formula="of:=IF(([.D27]+[.E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8]+[.E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7. Léon: The Professional (1994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8]+[.E28])&gt;1;1;0)" office:value-type="float" office:value="0" calcext:value-type="float">
            <text:p>0</text:p>
          </table:table-cell>
          <table:table-cell table:formula="of:=IF(([.D28]+[.E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9]+[.E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8. Once Upon a Time in the West (1968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9]+[.E29])&gt;1;1;0)" office:value-type="float" office:value="0" calcext:value-type="float">
            <text:p>0</text:p>
          </table:table-cell>
          <table:table-cell table:formula="of:=IF(([.D29]+[.E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0]+[.E3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9. Interstellar (201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0]+[.E30])&gt;1;1;0)" office:value-type="float" office:value="1" calcext:value-type="float">
            <text:p>1</text:p>
          </table:table-cell>
          <table:table-cell table:formula="of:=IF(([.D30]+[.E3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1]+[.E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0. Saving Private Ryan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1]+[.E31])&gt;1;1;0)" office:value-type="float" office:value="0" calcext:value-type="float">
            <text:p>0</text:p>
          </table:table-cell>
          <table:table-cell table:formula="of:=IF(([.D31]+[.E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2]+[.E3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1. Spirited Away (200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2]+[.E32])&gt;1;1;0)" office:value-type="float" office:value="1" calcext:value-type="float">
            <text:p>1</text:p>
          </table:table-cell>
          <table:table-cell table:formula="of:=IF(([.D32]+[.E3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3]+[.E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2. American History X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3]+[.E33])&gt;1;1;0)" office:value-type="float" office:value="0" calcext:value-type="float">
            <text:p>0</text:p>
          </table:table-cell>
          <table:table-cell table:formula="of:=IF(([.D33]+[.E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4]+[.E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3. Casablanca (1942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4]+[.E34])&gt;1;1;0)" office:value-type="float" office:value="1" calcext:value-type="float">
            <text:p>1</text:p>
          </table:table-cell>
          <table:table-cell table:formula="of:=IF(([.D34]+[.E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5]+[.E3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4. City Lights (193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5]+[.E35])&gt;1;1;0)" office:value-type="float" office:value="0" calcext:value-type="float">
            <text:p>0</text:p>
          </table:table-cell>
          <table:table-cell table:formula="of:=IF(([.D35]+[.E3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6]+[.E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5. Psycho (196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6]+[.E36])&gt;1;1;0)" office:value-type="float" office:value="1" calcext:value-type="float">
            <text:p>1</text:p>
          </table:table-cell>
          <table:table-cell table:formula="of:=IF(([.D36]+[.E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7]+[.E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6. Raiders of the Lost Ark (198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7]+[.E37])&gt;1;1;0)" office:value-type="float" office:value="1" calcext:value-type="float">
            <text:p>1</text:p>
          </table:table-cell>
          <table:table-cell table:formula="of:=IF(([.D37]+[.E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8]+[.E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7. Rear Window (195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8]+[.E38])&gt;1;1;0)" office:value-type="float" office:value="1" calcext:value-type="float">
            <text:p>1</text:p>
          </table:table-cell>
          <table:table-cell table:formula="of:=IF(([.D38]+[.E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9]+[.E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8. The Intouchables (201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9]+[.E39])&gt;1;1;0)" office:value-type="float" office:value="1" calcext:value-type="float">
            <text:p>1</text:p>
          </table:table-cell>
          <table:table-cell table:formula="of:=IF(([.D39]+[.E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0]+[.E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9. Modern Times (193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0]+[.E40])&gt;1;1;0)" office:value-type="float" office:value="0" calcext:value-type="float">
            <text:p>0</text:p>
          </table:table-cell>
          <table:table-cell table:formula="of:=IF(([.D40]+[.E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1]+[.E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0. The Green Mile (1999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1]+[.E41])&gt;1;1;0)" office:value-type="float" office:value="0" calcext:value-type="float">
            <text:p>0</text:p>
          </table:table-cell>
          <table:table-cell table:formula="of:=IF(([.D41]+[.E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2]+[.E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1. Terminator 2: Judgment Day (199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2]+[.E42])&gt;1;1;0)" office:value-type="float" office:value="0" calcext:value-type="float">
            <text:p>0</text:p>
          </table:table-cell>
          <table:table-cell table:formula="of:=IF(([.D42]+[.E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3]+[.E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2. Whiplash (201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3]+[.E43])&gt;1;1;0)" office:value-type="float" office:value="0" calcext:value-type="float">
            <text:p>0</text:p>
          </table:table-cell>
          <table:table-cell table:formula="of:=IF(([.D43]+[.E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4]+[.E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3. The Pianist (2002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4]+[.E44])&gt;1;1;0)" office:value-type="float" office:value="0" calcext:value-type="float">
            <text:p>0</text:p>
          </table:table-cell>
          <table:table-cell table:formula="of:=IF(([.D44]+[.E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5]+[.E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4. The Departed (2006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5]+[.E45])&gt;1;1;0)" office:value-type="float" office:value="1" calcext:value-type="float">
            <text:p>1</text:p>
          </table:table-cell>
          <table:table-cell table:formula="of:=IF(([.D45]+[.E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6]+[.E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5. Memento (200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6]+[.E46])&gt;1;1;0)" office:value-type="float" office:value="0" calcext:value-type="float">
            <text:p>0</text:p>
          </table:table-cell>
          <table:table-cell table:formula="of:=IF(([.D46]+[.E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7]+[.E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6. Back to the Future (1985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7]+[.E47])&gt;1;1;0)" office:value-type="float" office:value="0" calcext:value-type="float">
            <text:p>0</text:p>
          </table:table-cell>
          <table:table-cell table:formula="of:=IF(([.D47]+[.E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8]+[.E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7. Gladiator (200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8]+[.E48])&gt;1;1;0)" office:value-type="float" office:value="1" calcext:value-type="float">
            <text:p>1</text:p>
          </table:table-cell>
          <table:table-cell table:formula="of:=IF(([.D48]+[.E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9]+[.E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8. Apocalypse Now (1979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9]+[.E49])&gt;1;1;0)" office:value-type="float" office:value="1" calcext:value-type="float">
            <text:p>1</text:p>
          </table:table-cell>
          <table:table-cell table:formula="of:=IF(([.D49]+[.E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0]+[.E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9. Dr. Strangelove or: How I Learned to Stop Worrying and Love the Bomb (196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0]+[.E50])&gt;1;1;0)" office:value-type="float" office:value="0" calcext:value-type="float">
            <text:p>0</text:p>
          </table:table-cell>
          <table:table-cell table:formula="of:=IF(([.D50]+[.E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1]+[.E5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0. Sunset Blvd. (195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1]+[.E51])&gt;1;1;0)" office:value-type="float" office:value="0" calcext:value-type="float">
            <text:p>0</text:p>
          </table:table-cell>
          <table:table-cell table:formula="of:=IF(([.D51]+[.E5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2]+[.E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1. The Prestige (200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2]+[.E52])&gt;1;1;0)" office:value-type="float" office:value="0" calcext:value-type="float">
            <text:p>0</text:p>
          </table:table-cell>
          <table:table-cell table:formula="of:=IF(([.D52]+[.E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3]+[.E5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2. Alien (197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3]+[.E53])&gt;1;1;0)" office:value-type="float" office:value="0" calcext:value-type="float">
            <text:p>0</text:p>
          </table:table-cell>
          <table:table-cell table:formula="of:=IF(([.D53]+[.E5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4]+[.E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3. The Lion King (199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4]+[.E54])&gt;1;1;0)" office:value-type="float" office:value="1" calcext:value-type="float">
            <text:p>1</text:p>
          </table:table-cell>
          <table:table-cell table:formula="of:=IF(([.D54]+[.E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5]+[.E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4. The Great Dictator (1940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5]+[.E55])&gt;1;1;0)" office:value-type="float" office:value="0" calcext:value-type="float">
            <text:p>0</text:p>
          </table:table-cell>
          <table:table-cell table:formula="of:=IF(([.D55]+[.E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6]+[.E5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5. The Lives of Others (2006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6]+[.E56])&gt;1;1;0)" office:value-type="float" office:value="1" calcext:value-type="float">
            <text:p>1</text:p>
          </table:table-cell>
          <table:table-cell table:formula="of:=IF(([.D56]+[.E5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7]+[.E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6. Cinema Paradiso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7]+[.E57])&gt;1;1;0)" office:value-type="float" office:value="1" calcext:value-type="float">
            <text:p>1</text:p>
          </table:table-cell>
          <table:table-cell table:formula="of:=IF(([.D57]+[.E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8]+[.E5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7. The Shining (1980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8]+[.E58])&gt;1;1;0)" office:value-type="float" office:value="1" calcext:value-type="float">
            <text:p>1</text:p>
          </table:table-cell>
          <table:table-cell table:formula="of:=IF(([.D58]+[.E5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9]+[.E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8. Django Unchained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9]+[.E59])&gt;1;1;0)" office:value-type="float" office:value="0" calcext:value-type="float">
            <text:p>0</text:p>
          </table:table-cell>
          <table:table-cell table:formula="of:=IF(([.D59]+[.E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0]+[.E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9. Paths of Glory (195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0]+[.E60])&gt;1;1;0)" office:value-type="float" office:value="1" calcext:value-type="float">
            <text:p>1</text:p>
          </table:table-cell>
          <table:table-cell table:formula="of:=IF(([.D60]+[.E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1]+[.E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0. The Dark Knight Rises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1]+[.E61])&gt;1;1;0)" office:value-type="float" office:value="0" calcext:value-type="float">
            <text:p>0</text:p>
          </table:table-cell>
          <table:table-cell table:formula="of:=IF(([.D61]+[.E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2]+[.E6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1. WALL·E (200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2]+[.E62])&gt;1;1;0)" office:value-type="float" office:value="1" calcext:value-type="float">
            <text:p>1</text:p>
          </table:table-cell>
          <table:table-cell table:formula="of:=IF(([.D62]+[.E6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3]+[.E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2. American Beauty (199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3]+[.E63])&gt;1;1;0)" office:value-type="float" office:value="0" calcext:value-type="float">
            <text:p>0</text:p>
          </table:table-cell>
          <table:table-cell table:formula="of:=IF(([.D63]+[.E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4]+[.E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3. Grave of the Fireflies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4]+[.E64])&gt;1;1;0)" office:value-type="float" office:value="1" calcext:value-type="float">
            <text:p>1</text:p>
          </table:table-cell>
          <table:table-cell table:formula="of:=IF(([.D64]+[.E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5]+[.E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4. Aliens (1986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5]+[.E65])&gt;1;1;0)" office:value-type="float" office:value="0" calcext:value-type="float">
            <text:p>0</text:p>
          </table:table-cell>
          <table:table-cell table:formula="of:=IF(([.D65]+[.E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6]+[.E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5. Citizen Kane (194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6]+[.E66])&gt;1;1;0)" office:value-type="float" office:value="1" calcext:value-type="float">
            <text:p>1</text:p>
          </table:table-cell>
          <table:table-cell table:formula="of:=IF(([.D66]+[.E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7]+[.E6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6. North by Northwest (1959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7]+[.E67])&gt;1;1;0)" office:value-type="float" office:value="1" calcext:value-type="float">
            <text:p>1</text:p>
          </table:table-cell>
          <table:table-cell table:formula="of:=IF(([.D67]+[.E6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8]+[.E6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7. Oldboy (200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8]+[.E68])&gt;1;1;0)" office:value-type="float" office:value="1" calcext:value-type="float">
            <text:p>1</text:p>
          </table:table-cell>
          <table:table-cell table:formula="of:=IF(([.D68]+[.E6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9]+[.E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8. Princess Mononoke (199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9]+[.E69])&gt;1;1;0)" office:value-type="float" office:value="1" calcext:value-type="float">
            <text:p>1</text:p>
          </table:table-cell>
          <table:table-cell table:formula="of:=IF(([.D69]+[.E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0]+[.E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9. Vertigo (1958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0]+[.E70])&gt;1;1;0)" office:value-type="float" office:value="0" calcext:value-type="float">
            <text:p>0</text:p>
          </table:table-cell>
          <table:table-cell table:formula="of:=IF(([.D70]+[.E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1]+[.E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0. Star Wars: Episode VI - Return of the Jedi (198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1]+[.E71])&gt;1;1;0)" office:value-type="float" office:value="1" calcext:value-type="float">
            <text:p>1</text:p>
          </table:table-cell>
          <table:table-cell table:formula="of:=IF(([.D71]+[.E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2]+[.E7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1. Das Boot (198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2]+[.E72])&gt;1;1;0)" office:value-type="float" office:value="1" calcext:value-type="float">
            <text:p>1</text:p>
          </table:table-cell>
          <table:table-cell table:formula="of:=IF(([.D72]+[.E7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3]+[.E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2. M (193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3]+[.E73])&gt;1;1;0)" office:value-type="float" office:value="1" calcext:value-type="float">
            <text:p>1</text:p>
          </table:table-cell>
          <table:table-cell table:formula="of:=IF(([.D73]+[.E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4]+[.E7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3. Es war einmal in Amerika (198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4]+[.E74])&gt;1;1;0)" office:value-type="float" office:value="1" calcext:value-type="float">
            <text:p>1</text:p>
          </table:table-cell>
          <table:table-cell table:formula="of:=IF(([.D74]+[.E7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5]+[.E7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4. Inside Out (2015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5]+[.E75])&gt;1;1;0)" office:value-type="float" office:value="1" calcext:value-type="float">
            <text:p>1</text:p>
          </table:table-cell>
          <table:table-cell table:formula="of:=IF(([.D75]+[.E7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6]+[.E7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5. Amélie (2001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6]+[.E76])&gt;1;1;0)" office:value-type="float" office:value="0" calcext:value-type="float">
            <text:p>0</text:p>
          </table:table-cell>
          <table:table-cell table:formula="of:=IF(([.D76]+[.E7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7]+[.E7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6. Witness for the Prosecution (195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7]+[.E77])&gt;1;1;0)" office:value-type="float" office:value="1" calcext:value-type="float">
            <text:p>1</text:p>
          </table:table-cell>
          <table:table-cell table:formula="of:=IF(([.D77]+[.E7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8]+[.E7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7. Reservoir Dogs (199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8]+[.E78])&gt;1;1;0)" office:value-type="float" office:value="1" calcext:value-type="float">
            <text:p>1</text:p>
          </table:table-cell>
          <table:table-cell table:formula="of:=IF(([.D78]+[.E7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9]+[.E7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8. Braveheart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9]+[.E79])&gt;1;1;0)" office:value-type="float" office:value="1" calcext:value-type="float">
            <text:p>1</text:p>
          </table:table-cell>
          <table:table-cell table:formula="of:=IF(([.D79]+[.E7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0]+[.E8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9. Toy Story 3 (201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0]+[.E80])&gt;1;1;0)" office:value-type="float" office:value="1" calcext:value-type="float">
            <text:p>1</text:p>
          </table:table-cell>
          <table:table-cell table:formula="of:=IF(([.D80]+[.E8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1]+[.E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0. A Clockwork Orange (197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1]+[.E81])&gt;1;1;0)" office:value-type="float" office:value="1" calcext:value-type="float">
            <text:p>1</text:p>
          </table:table-cell>
          <table:table-cell table:formula="of:=IF(([.D81]+[.E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2]+[.E8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1. Taxi Driver (1976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2]+[.E82])&gt;1;1;0)" office:value-type="float" office:value="1" calcext:value-type="float">
            <text:p>1</text:p>
          </table:table-cell>
          <table:table-cell table:formula="of:=IF(([.D82]+[.E8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3]+[.E8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2. Requiem for a Dream (200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3]+[.E83])&gt;1;1;0)" office:value-type="float" office:value="1" calcext:value-type="float">
            <text:p>1</text:p>
          </table:table-cell>
          <table:table-cell table:formula="of:=IF(([.D83]+[.E8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4]+[.E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3. Double Indemnity (194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4]+[.E84])&gt;1;1;0)" office:value-type="float" office:value="1" calcext:value-type="float">
            <text:p>1</text:p>
          </table:table-cell>
          <table:table-cell table:formula="of:=IF(([.D84]+[.E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5]+[.E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4. To Kill a Mockingbird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5]+[.E85])&gt;1;1;0)" office:value-type="float" office:value="1" calcext:value-type="float">
            <text:p>1</text:p>
          </table:table-cell>
          <table:table-cell table:formula="of:=IF(([.D85]+[.E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6]+[.E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5. Lawrence of Arabia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6]+[.E86])&gt;1;1;0)" office:value-type="float" office:value="1" calcext:value-type="float">
            <text:p>1</text:p>
          </table:table-cell>
          <table:table-cell table:formula="of:=IF(([.D86]+[.E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7]+[.E8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6. Eternal Sunshine of the Spotless Mind (200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7]+[.E87])&gt;1;1;0)" office:value-type="float" office:value="1" calcext:value-type="float">
            <text:p>1</text:p>
          </table:table-cell>
          <table:table-cell table:formula="of:=IF(([.D87]+[.E8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8]+[.E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7. Full Metal Jacket (198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8]+[.E88])&gt;1;1;0)" office:value-type="float" office:value="1" calcext:value-type="float">
            <text:p>1</text:p>
          </table:table-cell>
          <table:table-cell table:formula="of:=IF(([.D88]+[.E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9]+[.E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8. Amadeus (1984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9]+[.E89])&gt;1;1;0)" office:value-type="float" office:value="0" calcext:value-type="float">
            <text:p>0</text:p>
          </table:table-cell>
          <table:table-cell table:formula="of:=IF(([.D89]+[.E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0]+[.E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9. The Sting (197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0]+[.E90])&gt;1;1;0)" office:value-type="float" office:value="1" calcext:value-type="float">
            <text:p>1</text:p>
          </table:table-cell>
          <table:table-cell table:formula="of:=IF(([.D90]+[.E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1]+[.E9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0. Singin' in the Rain (1952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1]+[.E91])&gt;1;1;0)" office:value-type="float" office:value="0" calcext:value-type="float">
            <text:p>0</text:p>
          </table:table-cell>
          <table:table-cell table:formula="of:=IF(([.D91]+[.E9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2]+[.E9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1. Bicycle Thieves (1948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2]+[.E92])&gt;1;1;0)" office:value-type="float" office:value="0" calcext:value-type="float">
            <text:p>0</text:p>
          </table:table-cell>
          <table:table-cell table:formula="of:=IF(([.D92]+[.E9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3]+[.E9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2. 2001: A Space Odyssey (196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3]+[.E93])&gt;1;1;0)" office:value-type="float" office:value="1" calcext:value-type="float">
            <text:p>1</text:p>
          </table:table-cell>
          <table:table-cell table:formula="of:=IF(([.D93]+[.E9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4]+[.E9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3. Snatch. (2000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4]+[.E94])&gt;1;1;0)" office:value-type="float" office:value="0" calcext:value-type="float">
            <text:p>0</text:p>
          </table:table-cell>
          <table:table-cell table:formula="of:=IF(([.D94]+[.E9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5]+[.E9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4. Monty Python and the Holy Grail (197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5]+[.E95])&gt;1;1;0)" office:value-type="float" office:value="0" calcext:value-type="float">
            <text:p>0</text:p>
          </table:table-cell>
          <table:table-cell table:formula="of:=IF(([.D95]+[.E9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6]+[.E9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5. The Kid (1921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6]+[.E96])&gt;1;1;0)" office:value-type="float" office:value="0" calcext:value-type="float">
            <text:p>0</text:p>
          </table:table-cell>
          <table:table-cell table:formula="of:=IF(([.D96]+[.E9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7]+[.E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6. Toy Story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7]+[.E97])&gt;1;1;0)" office:value-type="float" office:value="1" calcext:value-type="float">
            <text:p>1</text:p>
          </table:table-cell>
          <table:table-cell table:formula="of:=IF(([.D97]+[.E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8]+[.E9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7. For a Few Dollars More (196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8]+[.E98])&gt;1;1;0)" office:value-type="float" office:value="1" calcext:value-type="float">
            <text:p>1</text:p>
          </table:table-cell>
          <table:table-cell table:formula="of:=IF(([.D98]+[.E9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9]+[.E9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8. L.A. Confidential (199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9]+[.E99])&gt;1;1;0)" office:value-type="float" office:value="1" calcext:value-type="float">
            <text:p>1</text:p>
          </table:table-cell>
          <table:table-cell table:formula="of:=IF(([.D99]+[.E9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0]+[.E1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9. Rashomon (195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0]+[.E100])&gt;1;1;0)" office:value-type="float" office:value="1" calcext:value-type="float">
            <text:p>1</text:p>
          </table:table-cell>
          <table:table-cell table:formula="of:=IF(([.D100]+[.E1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1]+[.E1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0. Inglourious Basterds (2009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01]+[.E101])&gt;1;1;0)" office:value-type="float" office:value="0" calcext:value-type="float">
            <text:p>0</text:p>
          </table:table-cell>
          <table:table-cell table:formula="of:=IF(([.D101]+[.E1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2]+[.E10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1. The Apartment (196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2]+[.E102])&gt;1;1;0)" office:value-type="float" office:value="1" calcext:value-type="float">
            <text:p>1</text:p>
          </table:table-cell>
          <table:table-cell table:formula="of:=IF(([.D102]+[.E10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3]+[.E1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2. All About Eve (195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3]+[.E103])&gt;1;1;0)" office:value-type="float" office:value="0" calcext:value-type="float">
            <text:p>0</text:p>
          </table:table-cell>
          <table:table-cell table:formula="of:=IF(([.D103]+[.E1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4]+[.E10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3. The Treasure of the Sierra Madre (194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4]+[.E104])&gt;1;1;0)" office:value-type="float" office:value="1" calcext:value-type="float">
            <text:p>1</text:p>
          </table:table-cell>
          <table:table-cell table:formula="of:=IF(([.D104]+[.E10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5]+[.E1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4. Indiana Jones and the Last Crusade (198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5]+[.E105])&gt;1;1;0)" office:value-type="float" office:value="1" calcext:value-type="float">
            <text:p>1</text:p>
          </table:table-cell>
          <table:table-cell table:formula="of:=IF(([.D105]+[.E1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6]+[.E10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5. Nader und Simin - eine Trennung (2011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6]+[.E106])&gt;1;1;0)" office:value-type="float" office:value="0" calcext:value-type="float">
            <text:p>0</text:p>
          </table:table-cell>
          <table:table-cell table:formula="of:=IF(([.D106]+[.E10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7]+[.E1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6. Metropolis (192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7]+[.E107])&gt;1;1;0)" office:value-type="float" office:value="1" calcext:value-type="float">
            <text:p>1</text:p>
          </table:table-cell>
          <table:table-cell table:formula="of:=IF(([.D107]+[.E1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8]+[.E1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7. Yojimbo (196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8]+[.E108])&gt;1;1;0)" office:value-type="float" office:value="1" calcext:value-type="float">
            <text:p>1</text:p>
          </table:table-cell>
          <table:table-cell table:formula="of:=IF(([.D108]+[.E1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9]+[.E10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8. Scarface (198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9]+[.E109])&gt;1;1;0)" office:value-type="float" office:value="1" calcext:value-type="float">
            <text:p>1</text:p>
          </table:table-cell>
          <table:table-cell table:formula="of:=IF(([.D109]+[.E10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0]+[.E1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9. Batman Begins (200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0]+[.E110])&gt;1;1;0)" office:value-type="float" office:value="0" calcext:value-type="float">
            <text:p>0</text:p>
          </table:table-cell>
          <table:table-cell table:formula="of:=IF(([.D110]+[.E1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1]+[.E1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0. Some Like It Hot (195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1]+[.E111])&gt;1;1;0)" office:value-type="float" office:value="1" calcext:value-type="float">
            <text:p>1</text:p>
          </table:table-cell>
          <table:table-cell table:formula="of:=IF(([.D111]+[.E1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2]+[.E1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1. The Third Man (194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2]+[.E112])&gt;1;1;0)" office:value-type="float" office:value="1" calcext:value-type="float">
            <text:p>1</text:p>
          </table:table-cell>
          <table:table-cell table:formula="of:=IF(([.D112]+[.E1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3]+[.E1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2. Unforgiven (199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3]+[.E113])&gt;1;1;0)" office:value-type="float" office:value="1" calcext:value-type="float">
            <text:p>1</text:p>
          </table:table-cell>
          <table:table-cell table:formula="of:=IF(([.D113]+[.E1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4]+[.E1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3. 3 Idiots (2009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4]+[.E114])&gt;1;1;0)" office:value-type="float" office:value="1" calcext:value-type="float">
            <text:p>1</text:p>
          </table:table-cell>
          <table:table-cell table:formula="of:=IF(([.D114]+[.E1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5]+[.E1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4. Up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5]+[.E115])&gt;1;1;0)" office:value-type="float" office:value="0" calcext:value-type="float">
            <text:p>0</text:p>
          </table:table-cell>
          <table:table-cell table:formula="of:=IF(([.D115]+[.E1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6]+[.E11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5. Raging Bull (1980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6]+[.E116])&gt;1;1;0)" office:value-type="float" office:value="0" calcext:value-type="float">
            <text:p>0</text:p>
          </table:table-cell>
          <table:table-cell table:formula="of:=IF(([.D116]+[.E11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7]+[.E1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6. Downfall (2004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7]+[.E117])&gt;1;1;0)" office:value-type="float" office:value="0" calcext:value-type="float">
            <text:p>0</text:p>
          </table:table-cell>
          <table:table-cell table:formula="of:=IF(([.D117]+[.E1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8]+[.E1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7. The Hunt (201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8]+[.E118])&gt;1;1;0)" office:value-type="float" office:value="1" calcext:value-type="float">
            <text:p>1</text:p>
          </table:table-cell>
          <table:table-cell table:formula="of:=IF(([.D118]+[.E1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9]+[.E1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8. The Great Escape (196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9]+[.E119])&gt;1;1;0)" office:value-type="float" office:value="1" calcext:value-type="float">
            <text:p>1</text:p>
          </table:table-cell>
          <table:table-cell table:formula="of:=IF(([.D119]+[.E1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0]+[.E1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9. Die Hard (198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0]+[.E120])&gt;1;1;0)" office:value-type="float" office:value="0" calcext:value-type="float">
            <text:p>0</text:p>
          </table:table-cell>
          <table:table-cell table:formula="of:=IF(([.D120]+[.E1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1]+[.E1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0. Good Will Hunting (1997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1]+[.E121])&gt;1;1;0)" office:value-type="float" office:value="0" calcext:value-type="float">
            <text:p>0</text:p>
          </table:table-cell>
          <table:table-cell table:formula="of:=IF(([.D121]+[.E1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2]+[.E1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1. Chinatown (197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2]+[.E122])&gt;1;1;0)" office:value-type="float" office:value="1" calcext:value-type="float">
            <text:p>1</text:p>
          </table:table-cell>
          <table:table-cell table:formula="of:=IF(([.D122]+[.E1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3]+[.E12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2. Heat (199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3]+[.E123])&gt;1;1;0)" office:value-type="float" office:value="0" calcext:value-type="float">
            <text:p>0</text:p>
          </table:table-cell>
          <table:table-cell table:formula="of:=IF(([.D123]+[.E12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4]+[.E12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3. On the Waterfront (1954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4]+[.E124])&gt;1;1;0)" office:value-type="float" office:value="0" calcext:value-type="float">
            <text:p>0</text:p>
          </table:table-cell>
          <table:table-cell table:formula="of:=IF(([.D124]+[.E12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5]+[.E1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4. Pan's Labyrinth (2006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5]+[.E125])&gt;1;1;0)" office:value-type="float" office:value="1" calcext:value-type="float">
            <text:p>1</text:p>
          </table:table-cell>
          <table:table-cell table:formula="of:=IF(([.D125]+[.E1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6]+[.E12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5. Mr. Smith Goes to Washington (1939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6]+[.E126])&gt;1;1;0)" office:value-type="float" office:value="0" calcext:value-type="float">
            <text:p>0</text:p>
          </table:table-cell>
          <table:table-cell table:formula="of:=IF(([.D126]+[.E12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7]+[.E1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6. The Bridge on the River Kwai (1957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7]+[.E127])&gt;1;1;0)" office:value-type="float" office:value="1" calcext:value-type="float">
            <text:p>1</text:p>
          </table:table-cell>
          <table:table-cell table:formula="of:=IF(([.D127]+[.E1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8]+[.E1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7. My Neighbor Totoro (198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8]+[.E128])&gt;1;1;0)" office:value-type="float" office:value="1" calcext:value-type="float">
            <text:p>1</text:p>
          </table:table-cell>
          <table:table-cell table:formula="of:=IF(([.D128]+[.E1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9]+[.E1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8. Ran (198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9]+[.E129])&gt;1;1;0)" office:value-type="float" office:value="1" calcext:value-type="float">
            <text:p>1</text:p>
          </table:table-cell>
          <table:table-cell table:formula="of:=IF(([.D129]+[.E1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0]+[.E1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9. Ikiru - Einmal wirklich leben (1952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0]+[.E130])&gt;1;1;0)" office:value-type="float" office:value="0" calcext:value-type="float">
            <text:p>0</text:p>
          </table:table-cell>
          <table:table-cell table:formula="of:=IF(([.D130]+[.E1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1]+[.E13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0. The Gold Rush (192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1]+[.E131])&gt;1;1;0)" office:value-type="float" office:value="0" calcext:value-type="float">
            <text:p>0</text:p>
          </table:table-cell>
          <table:table-cell table:formula="of:=IF(([.D131]+[.E13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2]+[.E1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1. The Seventh Seal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2]+[.E132])&gt;1;1;0)" office:value-type="float" office:value="0" calcext:value-type="float">
            <text:p>0</text:p>
          </table:table-cell>
          <table:table-cell table:formula="of:=IF(([.D132]+[.E1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3]+[.E1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2. Blade Runner (198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3]+[.E133])&gt;1;1;0)" office:value-type="float" office:value="1" calcext:value-type="float">
            <text:p>1</text:p>
          </table:table-cell>
          <table:table-cell table:formula="of:=IF(([.D133]+[.E1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4]+[.E1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3. The Secret in Their Eyes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4]+[.E134])&gt;1;1;0)" office:value-type="float" office:value="0" calcext:value-type="float">
            <text:p>0</text:p>
          </table:table-cell>
          <table:table-cell table:formula="of:=IF(([.D134]+[.E1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5]+[.E1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4. Wild Strawberries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5]+[.E135])&gt;1;1;0)" office:value-type="float" office:value="0" calcext:value-type="float">
            <text:p>0</text:p>
          </table:table-cell>
          <table:table-cell table:formula="of:=IF(([.D135]+[.E1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6]+[.E1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5. Mad Max: Fury Road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6]+[.E136])&gt;1;1;0)" office:value-type="float" office:value="1" calcext:value-type="float">
            <text:p>1</text:p>
          </table:table-cell>
          <table:table-cell table:formula="of:=IF(([.D136]+[.E1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7]+[.E1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6. Lock <text:s/>Stock and Two Smoking Barrels (199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7]+[.E137])&gt;1;1;0)" office:value-type="float" office:value="0" calcext:value-type="float">
            <text:p>0</text:p>
          </table:table-cell>
          <table:table-cell table:formula="of:=IF(([.D137]+[.E1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8]+[.E13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7. The General (1926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8]+[.E138])&gt;1;1;0)" office:value-type="float" office:value="0" calcext:value-type="float">
            <text:p>0</text:p>
          </table:table-cell>
          <table:table-cell table:formula="of:=IF(([.D138]+[.E13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9]+[.E1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8. The Elephant Man (1980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9]+[.E139])&gt;1;1;0)" office:value-type="float" office:value="1" calcext:value-type="float">
            <text:p>1</text:p>
          </table:table-cell>
          <table:table-cell table:formula="of:=IF(([.D139]+[.E1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0]+[.E1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9. Casino (199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0]+[.E140])&gt;1;1;0)" office:value-type="float" office:value="1" calcext:value-type="float">
            <text:p>1</text:p>
          </table:table-cell>
          <table:table-cell table:formula="of:=IF(([.D140]+[.E1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1]+[.E1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0. Howl's Moving Castle (200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1]+[.E141])&gt;1;1;0)" office:value-type="float" office:value="1" calcext:value-type="float">
            <text:p>1</text:p>
          </table:table-cell>
          <table:table-cell table:formula="of:=IF(([.D141]+[.E1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2]+[.E1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1. The Martian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2]+[.E142])&gt;1;1;0)" office:value-type="float" office:value="1" calcext:value-type="float">
            <text:p>1</text:p>
          </table:table-cell>
          <table:table-cell table:formula="of:=IF(([.D142]+[.E1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3]+[.E1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2. Warrior (2011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3]+[.E143])&gt;1;1;0)" office:value-type="float" office:value="0" calcext:value-type="float">
            <text:p>0</text:p>
          </table:table-cell>
          <table:table-cell table:formula="of:=IF(([.D143]+[.E1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4]+[.E1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3. The Wolf of Wall Street (201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4]+[.E144])&gt;1;1;0)" office:value-type="float" office:value="1" calcext:value-type="float">
            <text:p>1</text:p>
          </table:table-cell>
          <table:table-cell table:formula="of:=IF(([.D144]+[.E1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5]+[.E1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4. Gran Torino (200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5]+[.E145])&gt;1;1;0)" office:value-type="float" office:value="0" calcext:value-type="float">
            <text:p>0</text:p>
          </table:table-cell>
          <table:table-cell table:formula="of:=IF(([.D145]+[.E1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6]+[.E1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5. V for Vendetta (2005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6]+[.E146])&gt;1;1;0)" office:value-type="float" office:value="0" calcext:value-type="float">
            <text:p>0</text:p>
          </table:table-cell>
          <table:table-cell table:formula="of:=IF(([.D146]+[.E1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7]+[.E1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6. The Big Lebowski (199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7]+[.E147])&gt;1;1;0)" office:value-type="float" office:value="1" calcext:value-type="float">
            <text:p>1</text:p>
          </table:table-cell>
          <table:table-cell table:formula="of:=IF(([.D147]+[.E1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8]+[.E1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7. Judgment at Nuremberg (1961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8]+[.E148])&gt;1;1;0)" office:value-type="float" office:value="1" calcext:value-type="float">
            <text:p>1</text:p>
          </table:table-cell>
          <table:table-cell table:formula="of:=IF(([.D148]+[.E1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9]+[.E1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8. Rebecca (194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9]+[.E149])&gt;1;1;0)" office:value-type="float" office:value="1" calcext:value-type="float">
            <text:p>1</text:p>
          </table:table-cell>
          <table:table-cell table:formula="of:=IF(([.D149]+[.E1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0]+[.E1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9. A Beautiful Mind (2001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0]+[.E150])&gt;1;1;0)" office:value-type="float" office:value="0" calcext:value-type="float">
            <text:p>0</text:p>
          </table:table-cell>
          <table:table-cell table:formula="of:=IF(([.D150]+[.E1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1]+[.E1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0. The Deer Hunter (197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1]+[.E151])&gt;1;1;0)" office:value-type="float" office:value="0" calcext:value-type="float">
            <text:p>0</text:p>
          </table:table-cell>
          <table:table-cell table:formula="of:=IF(([.D151]+[.E1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2]+[.E1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1. How to Train Your Dragon (201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2]+[.E152])&gt;1;1;0)" office:value-type="float" office:value="1" calcext:value-type="float">
            <text:p>1</text:p>
          </table:table-cell>
          <table:table-cell table:formula="of:=IF(([.D152]+[.E1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3]+[.E15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2. Cool Hand Luke (196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3]+[.E153])&gt;1;1;0)" office:value-type="float" office:value="0" calcext:value-type="float">
            <text:p>0</text:p>
          </table:table-cell>
          <table:table-cell table:formula="of:=IF(([.D153]+[.E15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4]+[.E1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3. Gone with the Wind (193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4]+[.E154])&gt;1;1;0)" office:value-type="float" office:value="1" calcext:value-type="float">
            <text:p>1</text:p>
          </table:table-cell>
          <table:table-cell table:formula="of:=IF(([.D154]+[.E1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5]+[.E1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4. Fargo (199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5]+[.E155])&gt;1;1;0)" office:value-type="float" office:value="1" calcext:value-type="float">
            <text:p>1</text:p>
          </table:table-cell>
          <table:table-cell table:formula="of:=IF(([.D155]+[.E1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6]+[.E15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5. Trainspotting (199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6]+[.E156])&gt;1;1;0)" office:value-type="float" office:value="0" calcext:value-type="float">
            <text:p>0</text:p>
          </table:table-cell>
          <table:table-cell table:formula="of:=IF(([.D156]+[.E15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7]+[.E1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6. Dial M for Murder (195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7]+[.E157])&gt;1;1;0)" office:value-type="float" office:value="1" calcext:value-type="float">
            <text:p>1</text:p>
          </table:table-cell>
          <table:table-cell table:formula="of:=IF(([.D157]+[.E1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8]+[.E15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7. It Happened One Night (193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8]+[.E158])&gt;1;1;0)" office:value-type="float" office:value="0" calcext:value-type="float">
            <text:p>0</text:p>
          </table:table-cell>
          <table:table-cell table:formula="of:=IF(([.D158]+[.E15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9]+[.E1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8. Into the Wild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9]+[.E159])&gt;1;1;0)" office:value-type="float" office:value="0" calcext:value-type="float">
            <text:p>0</text:p>
          </table:table-cell>
          <table:table-cell table:formula="of:=IF(([.D159]+[.E1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0]+[.E1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9. The Sixth Sense (199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0]+[.E160])&gt;1;1;0)" office:value-type="float" office:value="1" calcext:value-type="float">
            <text:p>1</text:p>
          </table:table-cell>
          <table:table-cell table:formula="of:=IF(([.D160]+[.E1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1]+[.E1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0. Gone Girl (201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1]+[.E161])&gt;1;1;0)" office:value-type="float" office:value="0" calcext:value-type="float">
            <text:p>0</text:p>
          </table:table-cell>
          <table:table-cell table:formula="of:=IF(([.D161]+[.E1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2]+[.E16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1. Die Frau die singt - Incendies (201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2]+[.E162])&gt;1;1;0)" office:value-type="float" office:value="0" calcext:value-type="float">
            <text:p>0</text:p>
          </table:table-cell>
          <table:table-cell table:formula="of:=IF(([.D162]+[.E16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3]+[.E1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2. Finding Nemo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3]+[.E163])&gt;1;1;0)" office:value-type="float" office:value="1" calcext:value-type="float">
            <text:p>1</text:p>
          </table:table-cell>
          <table:table-cell table:formula="of:=IF(([.D163]+[.E1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4]+[.E1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3. Rush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4]+[.E164])&gt;1;1;0)" office:value-type="float" office:value="0" calcext:value-type="float">
            <text:p>0</text:p>
          </table:table-cell>
          <table:table-cell table:formula="of:=IF(([.D164]+[.E1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5]+[.E1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4. Mary &amp; Max oder - Schrumpfen Schafe wenn es regnet (200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5]+[.E165])&gt;1;1;0)" office:value-type="float" office:value="0" calcext:value-type="float">
            <text:p>0</text:p>
          </table:table-cell>
          <table:table-cell table:formula="of:=IF(([.D165]+[.E1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6]+[.E1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5. No Country for Old Men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6]+[.E166])&gt;1;1;0)" office:value-type="float" office:value="0" calcext:value-type="float">
            <text:p>0</text:p>
          </table:table-cell>
          <table:table-cell table:formula="of:=IF(([.D166]+[.E1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7]+[.E16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6. The Maltese Falcon (1941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7]+[.E167])&gt;1;1;0)" office:value-type="float" office:value="0" calcext:value-type="float">
            <text:p>0</text:p>
          </table:table-cell>
          <table:table-cell table:formula="of:=IF(([.D167]+[.E16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8]+[.E16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7. The Thing (1982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8]+[.E168])&gt;1;1;0)" office:value-type="float" office:value="0" calcext:value-type="float">
            <text:p>0</text:p>
          </table:table-cell>
          <table:table-cell table:formula="of:=IF(([.D168]+[.E16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9]+[.E1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8. Kill Bill: Vol. 1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9]+[.E169])&gt;1;1;0)" office:value-type="float" office:value="1" calcext:value-type="float">
            <text:p>1</text:p>
          </table:table-cell>
          <table:table-cell table:formula="of:=IF(([.D169]+[.E1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0]+[.E1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9. Hotel Rwanda (200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0]+[.E170])&gt;1;1;0)" office:value-type="float" office:value="1" calcext:value-type="float">
            <text:p>1</text:p>
          </table:table-cell>
          <table:table-cell table:formula="of:=IF(([.D170]+[.E1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1]+[.E1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0. Life of Brian (197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71]+[.E171])&gt;1;1;0)" office:value-type="float" office:value="0" calcext:value-type="float">
            <text:p>0</text:p>
          </table:table-cell>
          <table:table-cell table:formula="of:=IF(([.D171]+[.E1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2]+[.E17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1. The Wages of Fear (195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2]+[.E172])&gt;1;1;0)" office:value-type="float" office:value="0" calcext:value-type="float">
            <text:p>0</text:p>
          </table:table-cell>
          <table:table-cell table:formula="of:=IF(([.D172]+[.E17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3]+[.E1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2. Platoon (198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3]+[.E173])&gt;1;1;0)" office:value-type="float" office:value="1" calcext:value-type="float">
            <text:p>1</text:p>
          </table:table-cell>
          <table:table-cell table:formula="of:=IF(([.D173]+[.E1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4]+[.E17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3. Butch Cassidy and the Sundance Kid (196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4]+[.E174])&gt;1;1;0)" office:value-type="float" office:value="0" calcext:value-type="float">
            <text:p>0</text:p>
          </table:table-cell>
          <table:table-cell table:formula="of:=IF(([.D174]+[.E17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5]+[.E17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4. There Will Be Blood (200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5]+[.E175])&gt;1;1;0)" office:value-type="float" office:value="0" calcext:value-type="float">
            <text:p>0</text:p>
          </table:table-cell>
          <table:table-cell table:formula="of:=IF(([.D175]+[.E17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6]+[.E17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5. Network (197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6]+[.E176])&gt;1;1;0)" office:value-type="float" office:value="0" calcext:value-type="float">
            <text:p>0</text:p>
          </table:table-cell>
          <table:table-cell table:formula="of:=IF(([.D176]+[.E17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7]+[.E17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6. The 400 Blows (195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7]+[.E177])&gt;1;1;0)" office:value-type="float" office:value="0" calcext:value-type="float">
            <text:p>0</text:p>
          </table:table-cell>
          <table:table-cell table:formula="of:=IF(([.D177]+[.E17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8]+[.E17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7. Touch of Evil (195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8]+[.E178])&gt;1;1;0)" office:value-type="float" office:value="0" calcext:value-type="float">
            <text:p>0</text:p>
          </table:table-cell>
          <table:table-cell table:formula="of:=IF(([.D178]+[.E17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9]+[.E17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8. Stand by Me (198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9]+[.E179])&gt;1;1;0)" office:value-type="float" office:value="0" calcext:value-type="float">
            <text:p>0</text:p>
          </table:table-cell>
          <table:table-cell table:formula="of:=IF(([.D179]+[.E17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0]+[.E18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9. Persona (196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0]+[.E180])&gt;1;1;0)" office:value-type="float" office:value="0" calcext:value-type="float">
            <text:p>0</text:p>
          </table:table-cell>
          <table:table-cell table:formula="of:=IF(([.D180]+[.E18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1]+[.E1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0. 12 Years a Slave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1]+[.E181])&gt;1;1;0)" office:value-type="float" office:value="0" calcext:value-type="float">
            <text:p>0</text:p>
          </table:table-cell>
          <table:table-cell table:formula="of:=IF(([.D181]+[.E1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2]+[.E18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1. The Princess Bride (198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2]+[.E182])&gt;1;1;0)" office:value-type="float" office:value="0" calcext:value-type="float">
            <text:p>0</text:p>
          </table:table-cell>
          <table:table-cell table:formula="of:=IF(([.D182]+[.E18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3]+[.E18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2. Im Namen des Vaters (199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3]+[.E183])&gt;1;1;0)" office:value-type="float" office:value="0" calcext:value-type="float">
            <text:p>0</text:p>
          </table:table-cell>
          <table:table-cell table:formula="of:=IF(([.D183]+[.E18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4]+[.E1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3. Amores Perros (200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4]+[.E184])&gt;1;1;0)" office:value-type="float" office:value="1" calcext:value-type="float">
            <text:p>1</text:p>
          </table:table-cell>
          <table:table-cell table:formula="of:=IF(([.D184]+[.E1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5]+[.E1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4. The Grand Budapest Hotel (201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5]+[.E185])&gt;1;1;0)" office:value-type="float" office:value="1" calcext:value-type="float">
            <text:p>1</text:p>
          </table:table-cell>
          <table:table-cell table:formula="of:=IF(([.D185]+[.E1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6]+[.E1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5. Million Dollar Baby (200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6]+[.E186])&gt;1;1;0)" office:value-type="float" office:value="0" calcext:value-type="float">
            <text:p>0</text:p>
          </table:table-cell>
          <table:table-cell table:formula="of:=IF(([.D186]+[.E1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7]+[.E18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6. Annie Hall (1977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7]+[.E187])&gt;1;1;0)" office:value-type="float" office:value="1" calcext:value-type="float">
            <text:p>1</text:p>
          </table:table-cell>
          <table:table-cell table:formula="of:=IF(([.D187]+[.E18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8]+[.E1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7. Ben-Hur (195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8]+[.E188])&gt;1;1;0)" office:value-type="float" office:value="1" calcext:value-type="float">
            <text:p>1</text:p>
          </table:table-cell>
          <table:table-cell table:formula="of:=IF(([.D188]+[.E1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9]+[.E1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8. The Grapes of Wrath (194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9]+[.E189])&gt;1;1;0)" office:value-type="float" office:value="0" calcext:value-type="float">
            <text:p>0</text:p>
          </table:table-cell>
          <table:table-cell table:formula="of:=IF(([.D189]+[.E1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0]+[.E1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9. Shutter Island (2010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90]+[.E190])&gt;1;1;0)" office:value-type="float" office:value="0" calcext:value-type="float">
            <text:p>0</text:p>
          </table:table-cell>
          <table:table-cell table:formula="of:=IF(([.D190]+[.E1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1]+[.E19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0. Hachi: A Dog's Tale (200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1]+[.E191])&gt;1;1;0)" office:value-type="float" office:value="1" calcext:value-type="float">
            <text:p>1</text:p>
          </table:table-cell>
          <table:table-cell table:formula="of:=IF(([.D191]+[.E19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2]+[.E19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1. Nausicaä of the Valley of the Wind (198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2]+[.E192])&gt;1;1;0)" office:value-type="float" office:value="1" calcext:value-type="float">
            <text:p>1</text:p>
          </table:table-cell>
          <table:table-cell table:formula="of:=IF(([.D192]+[.E19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3]+[.E19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2. Diabolique (1955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3]+[.E193])&gt;1;1;0)" office:value-type="float" office:value="0" calcext:value-type="float">
            <text:p>0</text:p>
          </table:table-cell>
          <table:table-cell table:formula="of:=IF(([.D193]+[.E19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4]+[.E19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3. Wild Tales: Jeder dreht mal durch! (201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4]+[.E194])&gt;1;1;0)" office:value-type="float" office:value="0" calcext:value-type="float">
            <text:p>0</text:p>
          </table:table-cell>
          <table:table-cell table:formula="of:=IF(([.D194]+[.E19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5]+[.E19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4. Stalker (197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5]+[.E195])&gt;1;1;0)" office:value-type="float" office:value="0" calcext:value-type="float">
            <text:p>0</text:p>
          </table:table-cell>
          <table:table-cell table:formula="of:=IF(([.D195]+[.E19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6]+[.E19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5. Sin City (2005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6]+[.E196])&gt;1;1;0)" office:value-type="float" office:value="1" calcext:value-type="float">
            <text:p>1</text:p>
          </table:table-cell>
          <table:table-cell table:formula="of:=IF(([.D196]+[.E19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7]+[.E1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6. Gandhi (1982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7]+[.E197])&gt;1;1;0)" office:value-type="float" office:value="1" calcext:value-type="float">
            <text:p>1</text:p>
          </table:table-cell>
          <table:table-cell table:formula="of:=IF(([.D197]+[.E1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8]+[.E19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7. The Wizard of Oz (193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8]+[.E198])&gt;1;1;0)" office:value-type="float" office:value="0" calcext:value-type="float">
            <text:p>0</text:p>
          </table:table-cell>
          <table:table-cell table:formula="of:=IF(([.D198]+[.E19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9]+[.E19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8. The Best Years of Our Lives (194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9]+[.E199])&gt;1;1;0)" office:value-type="float" office:value="0" calcext:value-type="float">
            <text:p>0</text:p>
          </table:table-cell>
          <table:table-cell table:formula="of:=IF(([.D199]+[.E19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0]+[.E2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9. The Bourne Ultimatum (200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0]+[.E200])&gt;1;1;0)" office:value-type="float" office:value="1" calcext:value-type="float">
            <text:p>1</text:p>
          </table:table-cell>
          <table:table-cell table:formula="of:=IF(([.D200]+[.E2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1]+[.E2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0. Jurassic Park (1993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01]+[.E201])&gt;1;1;0)" office:value-type="float" office:value="0" calcext:value-type="float">
            <text:p>0</text:p>
          </table:table-cell>
          <table:table-cell table:formula="of:=IF(([.D201]+[.E2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2]+[.E20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1. Donnie Darko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2]+[.E202])&gt;1;1;0)" office:value-type="float" office:value="1" calcext:value-type="float">
            <text:p>1</text:p>
          </table:table-cell>
          <table:table-cell table:formula="of:=IF(([.D202]+[.E20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3]+[.E2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2. 8½ (196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3]+[.E203])&gt;1;1;0)" office:value-type="float" office:value="0" calcext:value-type="float">
            <text:p>0</text:p>
          </table:table-cell>
          <table:table-cell table:formula="of:=IF(([.D203]+[.E2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4]+[.E20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3. Strangers on a Train (195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4]+[.E204])&gt;1;1;0)" office:value-type="float" office:value="0" calcext:value-type="float">
            <text:p>0</text:p>
          </table:table-cell>
          <table:table-cell table:formula="of:=IF(([.D204]+[.E20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5]+[.E2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4. Before Sunrise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5]+[.E205])&gt;1;1;0)" office:value-type="float" office:value="0" calcext:value-type="float">
            <text:p>0</text:p>
          </table:table-cell>
          <table:table-cell table:formula="of:=IF(([.D205]+[.E2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6]+[.E20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5. Twelve Monkeys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6]+[.E206])&gt;1;1;0)" office:value-type="float" office:value="0" calcext:value-type="float">
            <text:p>0</text:p>
          </table:table-cell>
          <table:table-cell table:formula="of:=IF(([.D206]+[.E20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7]+[.E2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6. The Terminator (198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7]+[.E207])&gt;1;1;0)" office:value-type="float" office:value="0" calcext:value-type="float">
            <text:p>0</text:p>
          </table:table-cell>
          <table:table-cell table:formula="of:=IF(([.D207]+[.E2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8]+[.E2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7. The Avengers (2012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8]+[.E208])&gt;1;1;0)" office:value-type="float" office:value="0" calcext:value-type="float">
            <text:p>0</text:p>
          </table:table-cell>
          <table:table-cell table:formula="of:=IF(([.D208]+[.E2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9]+[.E20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8. Infernal Affairs (200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9]+[.E209])&gt;1;1;0)" office:value-type="float" office:value="0" calcext:value-type="float">
            <text:p>0</text:p>
          </table:table-cell>
          <table:table-cell table:formula="of:=IF(([.D209]+[.E20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0]+[.E21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9. Jaws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0]+[.E210])&gt;1;1;0)" office:value-type="float" office:value="0" calcext:value-type="float">
            <text:p>0</text:p>
          </table:table-cell>
          <table:table-cell table:formula="of:=IF(([.D210]+[.E21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1]+[.E2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0. Groundhog Day (1993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1]+[.E211])&gt;1;1;0)" office:value-type="float" office:value="0" calcext:value-type="float">
            <text:p>0</text:p>
          </table:table-cell>
          <table:table-cell table:formula="of:=IF(([.D211]+[.E2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2]+[.E2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1. Monsters <text:s/>Inc.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2]+[.E212])&gt;1;1;0)" office:value-type="float" office:value="1" calcext:value-type="float">
            <text:p>1</text:p>
          </table:table-cell>
          <table:table-cell table:formula="of:=IF(([.D212]+[.E2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3]+[.E2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2. The Battle of Algiers (196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3]+[.E213])&gt;1;1;0)" office:value-type="float" office:value="1" calcext:value-type="float">
            <text:p>1</text:p>
          </table:table-cell>
          <table:table-cell table:formula="of:=IF(([.D213]+[.E2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4]+[.E21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3. Memories of Murder (200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4]+[.E214])&gt;1;1;0)" office:value-type="float" office:value="0" calcext:value-type="float">
            <text:p>0</text:p>
          </table:table-cell>
          <table:table-cell table:formula="of:=IF(([.D214]+[.E21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5]+[.E21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4. The Truman Show (1998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5]+[.E215])&gt;1;1;0)" office:value-type="float" office:value="0" calcext:value-type="float">
            <text:p>0</text:p>
          </table:table-cell>
          <table:table-cell table:formula="of:=IF(([.D215]+[.E21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6]+[.E2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5. Harry Potter and the Deathly Hallows: Part 2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6]+[.E216])&gt;1;1;0)" office:value-type="float" office:value="0" calcext:value-type="float">
            <text:p>0</text:p>
          </table:table-cell>
          <table:table-cell table:formula="of:=IF(([.D216]+[.E2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7]+[.E2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6. Throne of Blood (195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7]+[.E217])&gt;1;1;0)" office:value-type="float" office:value="1" calcext:value-type="float">
            <text:p>1</text:p>
          </table:table-cell>
          <table:table-cell table:formula="of:=IF(([.D217]+[.E2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8]+[.E21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7. Barry Lyndon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8]+[.E218])&gt;1;1;0)" office:value-type="float" office:value="0" calcext:value-type="float">
            <text:p>0</text:p>
          </table:table-cell>
          <table:table-cell table:formula="of:=IF(([.D218]+[.E21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9]+[.E2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8. Guardians of the Galaxy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9]+[.E219])&gt;1;1;0)" office:value-type="float" office:value="0" calcext:value-type="float">
            <text:p>0</text:p>
          </table:table-cell>
          <table:table-cell table:formula="of:=IF(([.D219]+[.E2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0]+[.E2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9. Rocky (1976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0]+[.E220])&gt;1;1;0)" office:value-type="float" office:value="0" calcext:value-type="float">
            <text:p>0</text:p>
          </table:table-cell>
          <table:table-cell table:formula="of:=IF(([.D220]+[.E2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1]+[.E2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0. Dog Day Afternoon (197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1]+[.E221])&gt;1;1;0)" office:value-type="float" office:value="1" calcext:value-type="float">
            <text:p>1</text:p>
          </table:table-cell>
          <table:table-cell table:formula="of:=IF(([.D221]+[.E2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2]+[.E22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1. Fanny and Alexander (198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2]+[.E222])&gt;1;1;0)" office:value-type="float" office:value="0" calcext:value-type="float">
            <text:p>0</text:p>
          </table:table-cell>
          <table:table-cell table:formula="of:=IF(([.D222]+[.E22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3]+[.E2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2. Ip Man (2008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3]+[.E223])&gt;1;1;0)" office:value-type="float" office:value="0" calcext:value-type="float">
            <text:p>0</text:p>
          </table:table-cell>
          <table:table-cell table:formula="of:=IF(([.D223]+[.E2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4]+[.E2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3. La Haine (199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4]+[.E224])&gt;1;1;0)" office:value-type="float" office:value="1" calcext:value-type="float">
            <text:p>1</text:p>
          </table:table-cell>
          <table:table-cell table:formula="of:=IF(([.D224]+[.E2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5]+[.E2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4. The King's Speech (2010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5]+[.E225])&gt;1;1;0)" office:value-type="float" office:value="1" calcext:value-type="float">
            <text:p>1</text:p>
          </table:table-cell>
          <table:table-cell table:formula="of:=IF(([.D225]+[.E2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6]+[.E2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5. High Noon (1952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6]+[.E226])&gt;1;1;0)" office:value-type="float" office:value="1" calcext:value-type="float">
            <text:p>1</text:p>
          </table:table-cell>
          <table:table-cell table:formula="of:=IF(([.D226]+[.E2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7]+[.E2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6. The Imitation Game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7]+[.E227])&gt;1;1;0)" office:value-type="float" office:value="0" calcext:value-type="float">
            <text:p>0</text:p>
          </table:table-cell>
          <table:table-cell table:formula="of:=IF(([.D227]+[.E2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8]+[.E22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7. A Fistful of Dollars (196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8]+[.E228])&gt;1;1;0)" office:value-type="float" office:value="0" calcext:value-type="float">
            <text:p>0</text:p>
          </table:table-cell>
          <table:table-cell table:formula="of:=IF(([.D228]+[.E22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9]+[.E2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8. Pirates of the Caribbean: The Curse of the Black Pearl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9]+[.E229])&gt;1;1;0)" office:value-type="float" office:value="1" calcext:value-type="float">
            <text:p>1</text:p>
          </table:table-cell>
          <table:table-cell table:formula="of:=IF(([.D229]+[.E2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0]+[.E2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9. Notorious (194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0]+[.E230])&gt;1;1;0)" office:value-type="float" office:value="0" calcext:value-type="float">
            <text:p>0</text:p>
          </table:table-cell>
          <table:table-cell table:formula="of:=IF(([.D230]+[.E2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1]+[.E2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0. Castle in the Sky (198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1]+[.E231])&gt;1;1;0)" office:value-type="float" office:value="1" calcext:value-type="float">
            <text:p>1</text:p>
          </table:table-cell>
          <table:table-cell table:formula="of:=IF(([.D231]+[.E2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2]+[.E2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1. Prisoners (201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2]+[.E232])&gt;1;1;0)" office:value-type="float" office:value="0" calcext:value-type="float">
            <text:p>0</text:p>
          </table:table-cell>
          <table:table-cell table:formula="of:=IF(([.D232]+[.E2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3]+[.E2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2. The Help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3]+[.E233])&gt;1;1;0)" office:value-type="float" office:value="0" calcext:value-type="float">
            <text:p>0</text:p>
          </table:table-cell>
          <table:table-cell table:formula="of:=IF(([.D233]+[.E2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4]+[.E23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3. Roman Holiday (195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4]+[.E234])&gt;1;1;0)" office:value-type="float" office:value="0" calcext:value-type="float">
            <text:p>0</text:p>
          </table:table-cell>
          <table:table-cell table:formula="of:=IF(([.D234]+[.E23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5]+[.E2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4. Who's Afraid of Virginia Woolf? (196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5]+[.E235])&gt;1;1;0)" office:value-type="float" office:value="0" calcext:value-type="float">
            <text:p>0</text:p>
          </table:table-cell>
          <table:table-cell table:formula="of:=IF(([.D235]+[.E2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6]+[.E2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5. Spring Summer Fall Winter... and Spring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6]+[.E236])&gt;1;1;0)" office:value-type="float" office:value="1" calcext:value-type="float">
            <text:p>1</text:p>
          </table:table-cell>
          <table:table-cell table:formula="of:=IF(([.D236]+[.E2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7]+[.E23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6. Papillon (197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7]+[.E237])&gt;1;1;0)" office:value-type="float" office:value="0" calcext:value-type="float">
            <text:p>0</text:p>
          </table:table-cell>
          <table:table-cell table:formula="of:=IF(([.D237]+[.E23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8]+[.E2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7. Beauty and the Beast (1991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38]+[.E238])&gt;1;1;0)" office:value-type="float" office:value="0" calcext:value-type="float">
            <text:p>0</text:p>
          </table:table-cell>
          <table:table-cell table:formula="of:=IF(([.D238]+[.E2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9]+[.E23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8. The Night of the Hunter (195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9]+[.E239])&gt;1;1;0)" office:value-type="float" office:value="0" calcext:value-type="float">
            <text:p>0</text:p>
          </table:table-cell>
          <table:table-cell table:formula="of:=IF(([.D239]+[.E23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0]+[.E24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9. Anatomy of a Murder (1959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0]+[.E240])&gt;1;1;0)" office:value-type="float" office:value="0" calcext:value-type="float">
            <text:p>0</text:p>
          </table:table-cell>
          <table:table-cell table:formula="of:=IF(([.D240]+[.E24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1]+[.E24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0. La Strada (195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1]+[.E241])&gt;1;1;0)" office:value-type="float" office:value="0" calcext:value-type="float">
            <text:p>0</text:p>
          </table:table-cell>
          <table:table-cell table:formula="of:=IF(([.D241]+[.E24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2]+[.E2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1. Before Sunset (200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2]+[.E242])&gt;1;1;0)" office:value-type="float" office:value="0" calcext:value-type="float">
            <text:p>0</text:p>
          </table:table-cell>
          <table:table-cell table:formula="of:=IF(([.D242]+[.E2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3]+[.E24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2. The Graduate (1967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3]+[.E243])&gt;1;1;0)" office:value-type="float" office:value="0" calcext:value-type="float">
            <text:p>0</text:p>
          </table:table-cell>
          <table:table-cell table:formula="of:=IF(([.D243]+[.E24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4]+[.E2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3. Le Samouraï (196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44]+[.E244])&gt;1;1;0)" office:value-type="float" office:value="1" calcext:value-type="float">
            <text:p>1</text:p>
          </table:table-cell>
          <table:table-cell table:formula="of:=IF(([.D244]+[.E2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5]+[.E24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4. The Hustler (196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5]+[.E245])&gt;1;1;0)" office:value-type="float" office:value="0" calcext:value-type="float">
            <text:p>0</text:p>
          </table:table-cell>
          <table:table-cell table:formula="of:=IF(([.D245]+[.E24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6]+[.E24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5. In the Mood for Love (200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6]+[.E246])&gt;1;1;0)" office:value-type="float" office:value="0" calcext:value-type="float">
            <text:p>0</text:p>
          </table:table-cell>
          <table:table-cell table:formula="of:=IF(([.D246]+[.E24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7]+[.E24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6. Three Colors: Red (199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7]+[.E247])&gt;1;1;0)" office:value-type="float" office:value="0" calcext:value-type="float">
            <text:p>0</text:p>
          </table:table-cell>
          <table:table-cell table:formula="of:=IF(([.D247]+[.E24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8]+[.E24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7. Underground (199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8]+[.E248])&gt;1;1;0)" office:value-type="float" office:value="0" calcext:value-type="float">
            <text:p>0</text:p>
          </table:table-cell>
          <table:table-cell table:formula="of:=IF(([.D248]+[.E24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9]+[.E24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8. La Dolce Vita (196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9]+[.E249])&gt;1;1;0)" office:value-type="float" office:value="0" calcext:value-type="float">
            <text:p>0</text:p>
          </table:table-cell>
          <table:table-cell table:formula="of:=IF(([.D249]+[.E24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0]+[.E25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9. Solaris (197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0]+[.E250])&gt;1;1;0)" office:value-type="float" office:value="0" calcext:value-type="float">
            <text:p>0</text:p>
          </table:table-cell>
          <table:table-cell table:formula="of:=IF(([.D250]+[.E25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1]+[.E2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50. Lagaan - Es war einmal in Indien (200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1]+[.E251])&gt;1;1;0)" office:value-type="float" office:value="0" calcext:value-type="float">
            <text:p>0</text:p>
          </table:table-cell>
          <table:table-cell table:formula="of:=IF(([.D251]+[.E2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Way to go:</text:p>
          </table:table-cell>
          <table:table-cell office:value-type="string" calcext:value-type="string">
            <text:p>Together:</text:p>
          </table:table-cell>
          <table:table-cell office:value-type="string" calcext:value-type="string">
            <text:p>Combi-done: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table:formula="of:=250 - SUM([.D2:.D251])" office:value-type="float" office:value="65" calcext:value-type="float">
            <text:p>65</text:p>
          </table:table-cell>
          <table:table-cell table:style-name="ce5" table:formula="of:=250 - SUM([.E2:.E251])" office:value-type="float" office:value="130" calcext:value-type="float">
            <text:p>130</text:p>
          </table:table-cell>
          <table:table-cell table:style-name="ce6" table:formula="of:=SUM([.F2:.F251])" office:value-type="float" office:value="118" calcext:value-type="float">
            <text:p>118</text:p>
          </table:table-cell>
          <table:table-cell table:style-name="ce6" table:formula="of:=SUM([.G2:.G251])" office:value-type="float" office:value="187" calcext:value-type="float">
            <text:p>18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 calcext:value-type="string">
            <text:p><text:span text:style-name="T1">of </text:span>250</text:p>
          </table:table-cell>
          <table:table-cell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2" table:number-rows-repeated="10483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1">00/00/0000</text:date>, <text:time style:data-style-name="N2" text:time-value="19:09:49.7964227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5-21T22:40:21.167881674</dc:date>
    <meta:editing-cycles>27</meta:editing-cycles>
    <meta:editing-duration>PT8H20M18S</meta:editing-duration>
    <meta:document-statistic meta:table-count="1" meta:cell-count="1573" meta:object-count="0"/>
  </office:meta>
</office:document-meta>
</file>